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167in" fo:margin-left="0.0146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667in"/>
    </style:style>
    <style:style style:name="Table2.A1" style:family="table-cell">
      <style:table-cell-properties style:vertical-align="middle" fo:padding="0.0313in" fo:border="none"/>
    </style:style>
    <style:style style:name="P1" style:family="paragraph" style:parent-style-name="Standard">
      <style:text-properties officeooo:rsid="000ddb1c" officeooo:paragraph-rsid="000ddb1c"/>
    </style:style>
    <style:style style:name="P2" style:family="paragraph" style:parent-style-name="Standard">
      <style:text-properties officeooo:rsid="000ddb1c" officeooo:paragraph-rsid="000fb198"/>
    </style:style>
    <style:style style:name="P3" style:family="paragraph" style:parent-style-name="Standard">
      <style:text-properties officeooo:paragraph-rsid="000fb198"/>
    </style:style>
    <style:style style:name="P4" style:family="paragraph" style:parent-style-name="Standard">
      <style:text-properties officeooo:rsid="000fb198" officeooo:paragraph-rsid="000fb198"/>
    </style:style>
    <style:style style:name="P5" style:family="paragraph" style:parent-style-name="Standard">
      <style:text-properties officeooo:rsid="000fb198" officeooo:paragraph-rsid="0013efa3"/>
    </style:style>
    <style:style style:name="P6" style:family="paragraph" style:parent-style-name="Standard">
      <style:text-properties officeooo:rsid="0013efa3" officeooo:paragraph-rsid="0013efa3"/>
    </style:style>
    <style:style style:name="P7" style:family="paragraph" style:parent-style-name="Standard">
      <style:text-properties fo:font-weight="bold" officeooo:rsid="0016882d" officeooo:paragraph-rsid="0016882d" style:font-weight-asian="bold" style:font-weight-complex="bold"/>
    </style:style>
    <style:style style:name="P8" style:family="paragraph" style:parent-style-name="Standard">
      <style:text-properties fo:font-weight="bold" officeooo:rsid="001eccbe" officeooo:paragraph-rsid="001eccbe" style:font-weight-asian="bold" style:font-weight-complex="bold"/>
    </style:style>
    <style:style style:name="P9" style:family="paragraph" style:parent-style-name="Standard">
      <style:text-properties fo:font-weight="normal" officeooo:rsid="0016882d" officeooo:paragraph-rsid="0016882d" style:font-weight-asian="normal" style:font-weight-complex="normal"/>
    </style:style>
    <style:style style:name="P10" style:family="paragraph" style:parent-style-name="Standard">
      <style:text-properties officeooo:rsid="001d71ad" officeooo:paragraph-rsid="001d71ad"/>
    </style:style>
    <style:style style:name="P11" style:family="paragraph" style:parent-style-name="Standard">
      <style:text-properties officeooo:rsid="001e1709" officeooo:paragraph-rsid="001e1709"/>
    </style:style>
    <style:style style:name="P12" style:family="paragraph" style:parent-style-name="Text_20_body">
      <style:text-properties fo:font-weight="bold" officeooo:rsid="001c260f" officeooo:paragraph-rsid="001c260f" style:font-weight-asian="bold" style:font-weight-complex="bold"/>
    </style:style>
    <style:style style:name="P13" style:family="paragraph" style:parent-style-name="Text_20_body">
      <style:text-properties officeooo:paragraph-rsid="0016882d"/>
    </style:style>
    <style:style style:name="P14" style:family="paragraph" style:parent-style-name="Text_20_body">
      <style:text-properties officeooo:paragraph-rsid="001c4041"/>
    </style:style>
    <style:style style:name="P15" style:family="paragraph" style:parent-style-name="Text_20_body">
      <style:text-properties officeooo:rsid="001d71ad" officeooo:paragraph-rsid="001d71ad"/>
    </style:style>
    <style:style style:name="P16" style:family="paragraph" style:parent-style-name="Text_20_body">
      <style:text-properties officeooo:paragraph-rsid="001d71ad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18" style:family="paragraph" style:parent-style-name="Table_20_Heading">
      <style:text-properties officeooo:rsid="0011827f" officeooo:paragraph-rsid="0011827f"/>
    </style:style>
    <style:style style:name="P19" style:family="paragraph" style:parent-style-name="Table_20_Contents">
      <style:text-properties officeooo:paragraph-rsid="0011827f"/>
    </style:style>
    <style:style style:name="P20" style:family="paragraph" style:parent-style-name="Preformatted_20_Text">
      <style:text-properties fo:color="#000000"/>
    </style:style>
    <style:style style:name="P21" style:family="paragraph" style:parent-style-name="Preformatted_20_Text">
      <style:text-properties fo:color="#000000" style:font-name="DejaVu Sans Mono" fo:font-size="9pt"/>
    </style:style>
    <style:style style:name="P22" style:family="paragraph" style:parent-style-name="Preformatted_20_Text">
      <style:text-properties fo:color="#000000" style:font-name="DejaVu Sans Mono" fo:font-size="9pt" officeooo:rsid="000ddb1c" officeooo:paragraph-rsid="000ddb1c"/>
    </style:style>
    <style:style style:name="P23" style:family="paragraph" style:parent-style-name="Preformatted_20_Text">
      <style:text-properties fo:color="#000000" style:font-name="DejaVu Sans Mono" fo:font-size="9pt" officeooo:rsid="00144089" officeooo:paragraph-rsid="00144089"/>
    </style:style>
    <style:style style:name="P24" style:family="paragraph" style:parent-style-name="Preformatted_20_Text">
      <style:text-properties fo:color="#000000" style:font-name="DejaVu Sans Mono" fo:font-size="9pt" officeooo:paragraph-rsid="000fb198"/>
    </style:style>
    <style:style style:name="P25" style:family="paragraph" style:parent-style-name="Preformatted_20_Text">
      <style:text-properties fo:color="#000000" style:font-name="DejaVu Sans Mono" fo:font-size="9pt" officeooo:rsid="0016882d" officeooo:paragraph-rsid="0016882d"/>
    </style:style>
    <style:style style:name="P26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rsid="00144089" officeooo:paragraph-rsid="00144089"/>
    </style:style>
    <style:style style:name="P28" style:family="paragraph" style:parent-style-name="Standard">
      <style:text-properties fo:font-weight="normal" officeooo:rsid="0013efa3" officeooo:paragraph-rsid="0013efa3" style:font-weight-asian="normal" style:font-weight-complex="normal"/>
    </style:style>
    <style:style style:name="P29" style:family="paragraph" style:parent-style-name="Standard">
      <style:text-properties fo:font-weight="normal" officeooo:rsid="00144089" officeooo:paragraph-rsid="00144089" style:font-weight-asian="normal" style:font-weight-complex="normal"/>
    </style:style>
    <style:style style:name="P30" style:family="paragraph" style:parent-style-name="Standard">
      <style:text-properties fo:font-weight="normal" officeooo:rsid="0016882d" officeooo:paragraph-rsid="0016882d" style:font-weight-asian="normal" style:font-weight-complex="normal"/>
    </style:style>
    <style:style style:name="P31" style:family="paragraph" style:parent-style-name="Standard">
      <style:text-properties fo:font-weight="normal" officeooo:rsid="001e1709" officeooo:paragraph-rsid="001d71ad" style:font-weight-asian="normal" style:font-weight-complex="normal"/>
    </style:style>
    <style:style style:name="P32" style:family="paragraph" style:parent-style-name="Standard">
      <style:text-properties fo:font-weight="normal" officeooo:rsid="001e1709" officeooo:paragraph-rsid="001e1709" style:font-weight-asian="normal" style:font-weight-complex="normal"/>
    </style:style>
    <style:style style:name="P33" style:family="paragraph" style:parent-style-name="Standard">
      <style:text-properties fo:font-weight="normal" officeooo:rsid="001eccbe" officeooo:paragraph-rsid="001eccbe" style:font-weight-asian="normal" style:font-weight-complex="normal"/>
    </style:style>
    <style:style style:name="P34" style:family="paragraph" style:parent-style-name="Standard">
      <style:text-properties fo:font-weight="normal" officeooo:rsid="001d71ad" officeooo:paragraph-rsid="001d71ad" style:font-weight-asian="normal" style:font-weight-complex="normal"/>
    </style:style>
    <style:style style:name="P35" style:family="paragraph" style:parent-style-name="Standard">
      <style:text-properties fo:font-weight="bold" officeooo:rsid="001eccbe" officeooo:paragraph-rsid="001eccbe" style:font-weight-asian="bold" style:font-weight-complex="bold"/>
    </style:style>
    <style:style style:name="P36" style:family="paragraph" style:parent-style-name="Standard">
      <style:text-properties fo:font-weight="bold" officeooo:rsid="0022214c" officeooo:paragraph-rsid="0022214c" style:font-weight-asian="bold" style:font-weight-complex="bold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3"/>
    <style:style style:name="P40" style:family="paragraph" style:parent-style-name="Text_20_body">
      <style:text-properties fo:font-weight="normal" officeooo:rsid="0016882d" officeooo:paragraph-rsid="0016882d" style:font-weight-asian="normal" style:font-weight-complex="normal"/>
    </style:style>
    <style:style style:name="P41" style:family="paragraph" style:parent-style-name="Text_20_body">
      <style:text-properties fo:font-weight="normal" officeooo:rsid="0016882d" officeooo:paragraph-rsid="00207ed1" style:font-weight-asian="normal" style:font-weight-complex="normal"/>
    </style:style>
    <style:style style:name="P42" style:family="paragraph" style:parent-style-name="Text_20_body">
      <style:text-properties fo:font-weight="bold" officeooo:rsid="001d71ad" officeooo:paragraph-rsid="001d71ad" style:font-weight-asian="bold" style:font-weight-complex="bold"/>
    </style:style>
    <style:style style:name="P43" style:family="paragraph" style:parent-style-name="Text_20_body" style:list-style-name="L1">
      <style:paragraph-properties fo:margin-top="0in" fo:margin-bottom="0in" loext:contextual-spacing="false"/>
    </style:style>
    <style:style style:name="P44" style:family="paragraph" style:parent-style-name="List_20_Heading" style:list-style-name="L2"/>
    <style:style style:name="P45" style:family="paragraph" style:parent-style-name="Preformatted_20_Text">
      <style:text-properties fo:color="#000000" style:font-name="DejaVu Sans Mono" fo:font-size="9pt"/>
    </style:style>
    <style:style style:name="P46" style:family="paragraph" style:parent-style-name="Preformatted_20_Text">
      <style:text-properties fo:color="#000000" style:font-name="DejaVu Sans Mono" fo:font-size="9pt" fo:font-weight="normal" officeooo:rsid="00144089" officeooo:paragraph-rsid="00144089" style:font-weight-asian="normal" style:font-weight-complex="normal"/>
    </style:style>
    <style:style style:name="P47" style:family="paragraph" style:parent-style-name="Preformatted_20_Text" style:list-style-name="L2"/>
    <style:style style:name="P48" style:family="paragraph" style:parent-style-name="Preformatted_20_Text" style:list-style-name="L2">
      <style:paragraph-properties fo:margin-top="0in" fo:margin-bottom="0.1965in" loext:contextual-spacing="false"/>
    </style:style>
    <style:style style:name="P49" style:family="paragraph" style:parent-style-name="List_20_Contents" style:list-style-name="L2"/>
    <style:style style:name="P50" style:family="paragraph" style:parent-style-name="Horizontal_20_Line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cbe" style:font-weight-asian="bold" style:font-weight-complex="bold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style:font-weight-asian="normal" style:font-weight-complex="normal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style:font-name="DejaVu Sans Mono" fo:font-size="9pt" officeooo:rsid="000ddb1c"/>
    </style:style>
    <style:style style:name="T9" style:family="text">
      <style:text-properties style:font-name="DejaVu Sans Mono" fo:font-size="9pt" officeooo:rsid="000fb198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660e7a" style:font-name="DejaVu Sans Mono" fo:font-size="9pt" fo:font-style="italic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font-style="italic" fo:font-weight="normal" style:font-weight-asian="normal" style:font-weight-complex="normal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008000" style:font-name="DejaVu Sans Mono" fo:font-size="9pt" fo:font-weight="bold" style:font-weight-asian="normal" style:font-weight-complex="normal"/>
    </style:style>
    <style:style style:name="T16" style:family="text">
      <style:text-properties fo:color="#008000" fo:font-weight="bold" style:font-weight-asian="normal" style:font-weight-complex="normal"/>
    </style:style>
    <style:style style:name="T17" style:family="text">
      <style:text-properties fo:color="#000000" style:font-name="DejaVu Sans Mono" fo:font-size="9pt" fo:font-weight="normal" style:font-weight-asian="normal" style:font-weight-complex="normal"/>
    </style:style>
    <style:style style:name="T18" style:family="text">
      <style:text-properties fo:color="#000000" style:font-name="DejaVu Sans Mono" fo:font-size="9pt" fo:font-style="italic" fo:font-weight="normal" style:font-weight-asian="normal" style:font-weight-complex="normal"/>
    </style:style>
    <style:style style:name="T19" style:family="text">
      <style:text-properties officeooo:rsid="000fb198"/>
    </style:style>
    <style:style style:name="T20" style:family="text">
      <style:text-properties officeooo:rsid="0011827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6882d" style:font-weight-asian="normal" style:font-weight-complex="normal"/>
    </style:style>
    <style:style style:name="T23" style:family="text">
      <style:text-properties fo:font-weight="normal" officeooo:rsid="001e1709" style:font-weight-asian="normal" style:font-weight-complex="normal"/>
    </style:style>
    <style:style style:name="T24" style:family="text">
      <style:text-properties fo:font-weight="normal" officeooo:rsid="001eccbe" style:font-weight-asian="normal" style:font-weight-complex="normal"/>
    </style:style>
    <style:style style:name="T25" style:family="text">
      <style:text-properties fo:font-weight="normal" officeooo:rsid="00207ed1" style:font-weight-asian="normal" style:font-weight-complex="normal"/>
    </style:style>
    <style:style style:name="T26" style:family="text">
      <style:text-properties fo:font-weight="normal" officeooo:rsid="00240d39" style:font-weight-asian="normal" style:font-weight-complex="normal"/>
    </style:style>
    <style:style style:name="T27" style:family="text">
      <style:text-properties fo:font-weight="normal" officeooo:rsid="002741b2" style:font-weight-asian="normal" style:font-weight-complex="normal"/>
    </style:style>
    <style:style style:name="T28" style:family="text">
      <style:text-properties officeooo:rsid="001c404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><text:span text:style-name="T3">package </text:span>nyc.c4q;</text:p>
      <text:p text:style-name="P21"><text:span text:style-name="T3">import </text:span>java.util.ArrayList;</text:p>
      <text:p text:style-name="P21"><text:span text:style-name="T3">import </text:span>java.util.List;</text:p>
      <text:p text:style-name="P21"/>
      <text:p text:style-name="P21"/>
      <text:p text:style-name="P21"><text:span text:style-name="T3">public class </text:span>ConstructorChallenge {</text:p>
      <text:p text:style-name="P20"><text:s text:c="4"/><text:span text:style-name="T5">int </text:span><text:span text:style-name="T10">result </text:span><text:span text:style-name="T6">= </text:span><text:span text:style-name="T12">0</text:span><text:span text:style-name="T6">;</text:span></text:p>
      <text:p text:style-name="P20"><text:s text:c="4"/><text:span text:style-name="T5">public </text:span><text:span text:style-name="T6">ConstructorChallenge(</text:span><text:span text:style-name="T5">int </text:span><text:span text:style-name="T6">value) <text:s/></text:span><text:span text:style-name="T9">{ <text:s/></text:span><text:span text:style-name="T10">result </text:span><text:span text:style-name="T6">= value; <text:s/>}</text:span></text:p>
      <text:p text:style-name="P21"/>
      <text:p text:style-name="P20"><text:s text:c="4"/><text:span text:style-name="T5">public </text:span><text:span text:style-name="T6">ConstructorChallenge(String value) { </text:span><text:span text:style-name="T10">result </text:span><text:span text:style-name="T6">= Integer.</text:span><text:span text:style-name="T7">valueOf</text:span><text:span text:style-name="T6">(value); }</text:span></text:p>
      <text:p text:style-name="P21"/>
      <text:p text:style-name="P20"><text:s text:c="4"/><text:span text:style-name="T5">public </text:span><text:span text:style-name="T6">ConstructorChallenge(List&lt;Integer&gt; values) {</text:span></text:p>
      <text:p text:style-name="P20"><text:s text:c="8"/><text:span text:style-name="T5">for </text:span><text:span text:style-name="T6">(</text:span><text:span text:style-name="T5">int </text:span><text:span text:style-name="T6">index = </text:span><text:span text:style-name="T12">0</text:span><text:span text:style-name="T6">; index &lt; values.size(); index++){</text:span></text:p>
      <text:p text:style-name="P20"><text:s text:c="12"/><text:span text:style-name="T10">result </text:span><text:span text:style-name="T6">+= values.get(index);</text:span></text:p>
      <text:p text:style-name="P20"><text:s text:c="8"/><text:span text:style-name="T6">}</text:span></text:p>
      <text:p text:style-name="P20"><text:s text:c="4"/><text:span text:style-name="T6">}</text:span></text:p>
      <text:p text:style-name="P21"/>
      <text:p text:style-name="P20"><text:s text:c="4"/><text:span text:style-name="T5">public </text:span><text:span text:style-name="T6">ConstructorChallenge increment(){</text:span></text:p>
      <text:p text:style-name="P20"><text:s text:c="8"/><text:span text:style-name="T5">return new </text:span><text:span text:style-name="T6">ConstructorChallenge(</text:span><text:span text:style-name="T10">result</text:span><text:span text:style-name="T6">+</text:span><text:span text:style-name="T12">1</text:span><text:span text:style-name="T6">);</text:span></text:p>
      <text:p text:style-name="P20"><text:s text:c="4"/><text:span text:style-name="T6">}</text:span></text:p>
      <text:p text:style-name="P21"/>
      <text:p text:style-name="P20"><text:s text:c="4"/><text:span text:style-name="T5">public static void </text:span><text:span text:style-name="T8">question</text:span><text:span text:style-name="T6">1(){</text:span></text:p>
      <text:p text:style-name="P20"><text:s text:c="8"/><text:span text:style-name="T6">ConstructorChallenge result = </text:span><text:span text:style-name="T5">new </text:span><text:span text:style-name="T6">ConstructorChallenge(</text:span><text:span text:style-name="T12">9</text:span><text:span text:style-name="T6">);</text:span></text:p>
      <text:p text:style-name="P20"><text:s text:c="8"/><text:span text:style-name="T6">System.</text:span><text:span text:style-name="T11">out</text:span><text:span text:style-name="T6">.println(result.</text:span><text:span text:style-name="T10">result</text:span><text:span text:style-name="T6">);</text:span></text:p>
      <text:p text:style-name="P20"><text:s text:c="4"/><text:span text:style-name="T6">}</text:span></text:p>
      <text:p text:style-name="P21"/>
      <text:p text:style-name="P20"><text:s text:c="4"/><text:span text:style-name="T5">public static void </text:span><text:span text:style-name="T8">question2</text:span><text:span text:style-name="T6">(){</text:span></text:p>
      <text:p text:style-name="P20"><text:s text:c="8"/><text:span text:style-name="T6">ConstructorChallenge result = </text:span><text:span text:style-name="T5">new </text:span><text:span text:style-name="T6">ConstructorChallenge(</text:span><text:span text:style-name="T14">"1943"</text:span><text:span text:style-name="T6">);</text:span></text:p>
      <text:p text:style-name="P20"><text:s text:c="8"/><text:span text:style-name="T6">System.</text:span><text:span text:style-name="T11">out</text:span><text:span text:style-name="T6">.println(result.</text:span><text:span text:style-name="T10">result</text:span><text:span text:style-name="T6">);</text:span></text:p>
      <text:p text:style-name="P20"><text:s text:c="4"/><text:span text:style-name="T6">}</text:span></text:p>
      <text:p text:style-name="P21"/>
      <text:p text:style-name="P20"><text:s text:c="4"/><text:span text:style-name="T5">public static void </text:span><text:span text:style-name="T8">question3</text:span><text:span text:style-name="T6">(){</text:span></text:p>
      <text:p text:style-name="P20"><text:s text:c="8"/><text:span text:style-name="T6">ArrayList&lt;Integer&gt; list = </text:span><text:span text:style-name="T5">new </text:span><text:span text:style-name="T6">ArrayList&lt;&gt;();</text:span></text:p>
      <text:p text:style-name="P20"><text:s text:c="8"/><text:span text:style-name="T6">list.add(</text:span><text:span text:style-name="T12">1</text:span><text:span text:style-name="T6">);</text:span></text:p>
      <text:p text:style-name="P20"><text:s text:c="8"/><text:span text:style-name="T6">list.add(</text:span><text:span text:style-name="T12">2</text:span><text:span text:style-name="T6">);</text:span></text:p>
      <text:p text:style-name="P20"><text:s text:c="8"/><text:span text:style-name="T6">list.add(</text:span><text:span text:style-name="T12">3</text:span><text:span text:style-name="T6">);</text:span></text:p>
      <text:p text:style-name="P20"><text:s text:c="8"/><text:span text:style-name="T6">list = </text:span><text:span text:style-name="T5">new </text:span><text:span text:style-name="T6">ArrayList&lt;&gt;();</text:span></text:p>
      <text:p text:style-name="P20"><text:s text:c="8"/><text:span text:style-name="T6">list.add(</text:span><text:span text:style-name="T12">4</text:span><text:span text:style-name="T6">);</text:span></text:p>
      <text:p text:style-name="P20"><text:s text:c="8"/><text:span text:style-name="T6">list.add(</text:span><text:span text:style-name="T12">5</text:span><text:span text:style-name="T6">);</text:span></text:p>
      <text:p text:style-name="P20"><text:s text:c="8"/><text:span text:style-name="T6">list.add(</text:span><text:span text:style-name="T12">6</text:span><text:span text:style-name="T6">);</text:span></text:p>
      <text:p text:style-name="P20"><text:s text:c="8"/><text:span text:style-name="T6">ConstructorChallenge result = </text:span><text:span text:style-name="T5">new </text:span><text:span text:style-name="T6">ConstructorChallenge(list);</text:span></text:p>
      <text:p text:style-name="P20"><text:s text:c="8"/><text:span text:style-name="T6">System.</text:span><text:span text:style-name="T11">out</text:span><text:span text:style-name="T6">.println(result.</text:span><text:span text:style-name="T10">result</text:span><text:span text:style-name="T6">);</text:span></text:p>
      <text:p text:style-name="P20"><text:s text:c="4"/><text:span text:style-name="T6">}</text:span></text:p>
      <text:p text:style-name="P21"/>
      <text:p text:style-name="P20"><text:s text:c="4"/><text:span text:style-name="T5">public static void </text:span><text:span text:style-name="T8">question</text:span><text:span text:style-name="T6">4(){</text:span></text:p>
      <text:p text:style-name="P20"><text:s text:c="8"/><text:span text:style-name="T6">ConstructorChallenge temp = </text:span><text:span text:style-name="T5">new </text:span><text:span text:style-name="T6">ConstructorChallenge(</text:span><text:span text:style-name="T14">"1000"</text:span><text:span text:style-name="T6">);</text:span></text:p>
      <text:p text:style-name="P20"><text:s text:c="8"/><text:span text:style-name="T6">ConstructorChallenge result = temp.increment();</text:span></text:p>
      <text:p text:style-name="P20"><text:s text:c="8"/><text:span text:style-name="T6">System.</text:span><text:span text:style-name="T11">out</text:span><text:span text:style-name="T6">.println(result.</text:span><text:span text:style-name="T10">result</text:span><text:span text:style-name="T6">);</text:span></text:p>
      <text:p text:style-name="P20"><text:s text:c="4"/><text:span text:style-name="T6">}</text:span></text:p>
      <text:p text:style-name="P26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java.util</text:p>
      <text:h text:style-name="Heading_20_2" text:outline-level="2">Class Stack&lt;E&gt;</text:h>
      <text:list xml:id="list6203548022923426186" text:style-name="L1">
        <text:list-item>
          <text:p text:style-name="P43"><text:a xlink:type="simple" xlink:href="https://docs.oracle.com/javase/7/docs/api/java/lang/Object.html" text:style-name="Internet_20_link" text:visited-style-name="Visited_20_Internet_20_Link">java.lang.Object</text:a> </text:p>
          <text:list>
            <text:list-item>
              <text:p text:style-name="P43"><text:a xlink:type="simple" xlink:href="https://docs.oracle.com/javase/7/docs/api/java/util/AbstractCollection.html" text:style-name="Internet_20_link" text:visited-style-name="Visited_20_Internet_20_Link">java.util.AbstractCollection</text:a>&lt;E&gt; </text:p>
              <text:list>
                <text:list-item>
                  <text:p text:style-name="P43"><text:a xlink:type="simple" xlink:href="https://docs.oracle.com/javase/7/docs/api/java/util/AbstractList.html" text:style-name="Internet_20_link" text:visited-style-name="Visited_20_Internet_20_Link">java.util.AbstractList</text:a>&lt;E&gt; </text:p>
                  <text:list>
                    <text:list-item>
                      <text:p text:style-name="P43"><text:a xlink:type="simple" xlink:href="https://docs.oracle.com/javase/7/docs/api/java/util/Vector.html" text:style-name="Internet_20_link" text:visited-style-name="Visited_20_Internet_20_Link">java.util.Vector</text:a>&lt;E&gt; </text:p>
                      <text:list>
                        <text:list-item>
                          <text:p text:style-name="P37">java.util.Stack&lt;E&gt;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610925354447610838" text:style-name="L2">
        <text:list-item>
          <text:p text:style-name="P44">All Implemented Interfaces: </text:p>
          <text:p text:style-name="P49"><text:a xlink:type="simple" xlink:href="https://docs.oracle.com/javase/7/docs/api/java/io/Serializable.html" text:style-name="Internet_20_link" text:visited-style-name="Visited_20_Internet_20_Link">Serializable</text:a>, <text:a xlink:type="simple" xlink:href="https://docs.oracle.com/javase/7/docs/api/java/lang/Cloneable.html" text:style-name="Internet_20_link" text:visited-style-name="Visited_20_Internet_20_Link">Cloneable</text:a>, <text:a xlink:type="simple" xlink:href="https://docs.oracle.com/javase/7/docs/api/java/lang/Iterable.html" text:style-name="Internet_20_link" text:visited-style-name="Visited_20_Internet_20_Link">Iterable</text:a>&lt;E&gt;, <text:a xlink:type="simple" xlink:href="https://docs.oracle.com/javase/7/docs/api/java/util/Collection.html" text:style-name="Internet_20_link" text:visited-style-name="Visited_20_Internet_20_Link">Collection</text:a>&lt;E&gt;, <text:a xlink:type="simple" xlink:href="https://docs.oracle.com/javase/7/docs/api/java/util/List.html" text:style-name="Internet_20_link" text:visited-style-name="Visited_20_Internet_20_Link">List</text:a>&lt;E&gt;, <text:a xlink:type="simple" xlink:href="https://docs.oracle.com/javase/7/docs/api/java/util/RandomAccess.html" text:style-name="Internet_20_link" text:visited-style-name="Visited_20_Internet_20_Link">RandomAccess</text:a> </text:p>
          <text:p text:style-name="P50"/>
          <text:p text:style-name="P47">public class Stack&lt;E&gt;</text:p>
          <text:p text:style-name="P48">extends <text:a xlink:type="simple" xlink:href="https://docs.oracle.com/javase/7/docs/api/java/util/Vector.html" text:style-name="Internet_20_link" text:visited-style-name="Visited_20_Internet_20_Link">Vector</text:a>&lt;E&gt;</text:p>
          <text:p text:style-name="P38">The <text:span text:style-name="Source_20_Text">Stack</text:span> class represents a last-in-first-out (LIFO) stack of objects. It extends class <text:span text:style-name="Teletype">Vector</text:span> with five operations that allow a vector to be treated as a stack. The usual <text:span text:style-name="Teletype">push</text:span> and <text:span text:style-name="Teletype">pop</text:span> operations are provided, as well as a method to <text:span text:style-name="Teletype">peek</text:span> at the top item on the stack, a method to test for whether the stack is <text:span text:style-name="Teletype">empty</text:span>, and a method to <text:span text:style-name="Teletype">search</text:span> the stack for an item and discover how far it is from the top. </text:p>
          <text:p text:style-name="P38">When a stack is first created, it contains no items. </text:p>
        </text:list-item>
      </text:list>
      <text:p text:style-name="P3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Constructor</text:p>
          </table:table-cell>
          <table:table-cell table:style-name="Table2.A1" office:value-type="string">
            <text:p text:style-name="P19"><text:a xlink:type="simple" xlink:href="https://docs.oracle.com/javase/7/docs/api/java/util/Stack.html#Stack%28%29" text:style-name="Internet_20_link" text:visited-style-name="Visited_20_Internet_20_Link"><text:span text:style-name="Strong_20_Emphasis">Stack</text:span></text:a><text:span text:style-name="Source_20_Text">()</text:span> </text:p>
            <text:p text:style-name="P19">Creates an empty Stack.</text:p>
          </table:table-cell>
        </table:table-row>
        <table:table-row>
          <table:table-cell table:style-name="Table2.A1" office:value-type="string">
            <text:p text:style-name="Table_20_Heading">Modifier and Type</text:p>
          </table:table-cell>
          <table:table-cell table:style-name="Table2.A1" office:value-type="string">
            <text:p text:style-name="Table_20_Heading">Method and Description</text:p>
          </table:table-cell>
        </table:table-row>
        <table:table-row>
          <table:table-cell table:style-name="Table2.A1" office:value-type="string">
            <text:p text:style-name="Table_20_Contents"><text:span text:style-name="Source_20_Text">boolean</text:span></text:p>
          </table:table-cell>
          <table:table-cell table:style-name="Table2.A1" office:value-type="string">
            <text:p text:style-name="Table_20_Contents"><text:a xlink:type="simple" xlink:href="https://docs.oracle.com/javase/7/docs/api/java/util/Stack.html#empty%28%29" text:style-name="Internet_20_link" text:visited-style-name="Visited_20_Internet_20_Link"><text:span text:style-name="Source_20_Text"><text:span text:style-name="Strong_20_Emphasis">empty</text:span></text:span></text:a><text:span text:style-name="Source_20_Text">()</text:span> </text:p>
            <text:p text:style-name="Table_20_Contents">Tests if this stack is empty.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docs.oracle.com/javase/7/docs/api/java/util/Stack.html" text:style-name="Internet_20_link" text:visited-style-name="Visited_20_Internet_20_Link"><text:span text:style-name="Source_20_Text">E</text:span></text:a></text:p>
          </table:table-cell>
          <table:table-cell table:style-name="Table2.A1" office:value-type="string">
            <text:p text:style-name="Table_20_Contents"><text:a xlink:type="simple" xlink:href="https://docs.oracle.com/javase/7/docs/api/java/util/Stack.html#peek%28%29" text:style-name="Internet_20_link" text:visited-style-name="Visited_20_Internet_20_Link"><text:span text:style-name="Source_20_Text"><text:span text:style-name="Strong_20_Emphasis">peek</text:span></text:span></text:a><text:span text:style-name="Source_20_Text">()</text:span> </text:p>
            <text:p text:style-name="Table_20_Contents">Looks at the object at the top of this stack without removing it from the stack.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docs.oracle.com/javase/7/docs/api/java/util/Stack.html" text:style-name="Internet_20_link" text:visited-style-name="Visited_20_Internet_20_Link"><text:span text:style-name="Source_20_Text">E</text:span></text:a></text:p>
          </table:table-cell>
          <table:table-cell table:style-name="Table2.A1" office:value-type="string">
            <text:p text:style-name="Table_20_Contents"><text:a xlink:type="simple" xlink:href="https://docs.oracle.com/javase/7/docs/api/java/util/Stack.html#pop%28%29" text:style-name="Internet_20_link" text:visited-style-name="Visited_20_Internet_20_Link"><text:span text:style-name="Source_20_Text"><text:span text:style-name="Strong_20_Emphasis">pop</text:span></text:span></text:a><text:span text:style-name="Source_20_Text">()</text:span> </text:p>
            <text:p text:style-name="Table_20_Contents">Removes the object at the top of this stack and returns that object as the value of this function.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docs.oracle.com/javase/7/docs/api/java/util/Stack.html" text:style-name="Internet_20_link" text:visited-style-name="Visited_20_Internet_20_Link"><text:span text:style-name="Source_20_Text">E</text:span></text:a></text:p>
          </table:table-cell>
          <table:table-cell table:style-name="Table2.A1" office:value-type="string">
            <text:p text:style-name="Table_20_Contents"><text:a xlink:type="simple" xlink:href="https://docs.oracle.com/javase/7/docs/api/java/util/Stack.html#push%28E%29" text:style-name="Internet_20_link" text:visited-style-name="Visited_20_Internet_20_Link"><text:span text:style-name="Source_20_Text"><text:span text:style-name="Strong_20_Emphasis">push</text:span></text:span></text:a><text:span text:style-name="Source_20_Text">(</text:span><text:a xlink:type="simple" xlink:href="https://docs.oracle.com/javase/7/docs/api/java/util/Stack.html" text:style-name="Internet_20_link" text:visited-style-name="Visited_20_Internet_20_Link"><text:span text:style-name="Source_20_Text">E</text:span></text:a><text:span text:style-name="Source_20_Text"> item)</text:span> </text:p>
            <text:p text:style-name="Table_20_Contents">Pushes an item onto the top of this stack.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t</text:span></text:p>
          </table:table-cell>
          <table:table-cell table:style-name="Table2.A1" office:value-type="string">
            <text:p text:style-name="Table_20_Contents"><text:a xlink:type="simple" xlink:href="https://docs.oracle.com/javase/7/docs/api/java/util/Stack.html#search%28java.lang.Object%29" text:style-name="Internet_20_link" text:visited-style-name="Visited_20_Internet_20_Link"><text:span text:style-name="Source_20_Text"><text:span text:style-name="Strong_20_Emphasis">search</text:span></text:span></text:a><text:span text:style-name="Source_20_Text">(</text:span><text:a xlink:type="simple" xlink:href="https://docs.oracle.com/javase/7/docs/api/java/lang/Object.html" text:style-name="Internet_20_link" text:visited-style-name="Visited_20_Internet_20_Link"><text:span text:style-name="Source_20_Text">Object</text:span></text:a><text:span text:style-name="Source_20_Text"> o)</text:span> </text:p>
            <text:p text:style-name="Table_20_Contents">Returns the 1-based position where an object is on this stack.</text:p>
          </table:table-cell>
        </table:table-row>
      </table:table>
      <text:list xml:id="list4343744665863647972" text:style-name="L3">
        <text:list-item>
          <text:list>
            <text:list-item>
              <text:list>
                <text:list-header>
                  <text:p text:style-name="P39"><text:bookmark text:name="methods_inherited_from_class_java.util.Vector"/></text:p>
                </text:list-header>
              </text:list>
            </text:list-item>
          </text:list>
        </text:list-item>
      </text:list>
      <text:p text:style-name="P2"/>
      <text:p text:style-name="P24"><text:soft-page-break/><text:span text:style-name="T3">package </text:span>nyc.c4q;</text:p>
      <text:p text:style-name="P21"><text:span text:style-name="T3">import </text:span>java.util.Stack;</text:p>
      <text:p text:style-name="P21"/>
      <text:p text:style-name="P21"/>
      <text:p text:style-name="P21"><text:span text:style-name="T3">public class </text:span>Stacks {</text:p>
      <text:p text:style-name="P21"/>
      <text:p text:style-name="P20"><text:s text:c="4"/><text:span text:style-name="T5">public static int </text:span><text:span text:style-name="T6">searchStack(String value, Stack&lt;String&gt; searchSpace){</text:span></text:p>
      <text:p text:style-name="P20"><text:s text:c="8"/><text:span text:style-name="T5">if </text:span><text:span text:style-name="T6">(searchSpace.size() == </text:span><text:span text:style-name="T12">0</text:span><text:span text:style-name="T6">){</text:span></text:p>
      <text:p text:style-name="P20"><text:s text:c="12"/><text:span text:style-name="T5">return </text:span><text:span text:style-name="T12">0</text:span><text:span text:style-name="T6">;</text:span></text:p>
      <text:p text:style-name="P20"><text:s text:c="8"/><text:span text:style-name="T6">}</text:span></text:p>
      <text:p text:style-name="P20"><text:s text:c="8"/><text:span text:style-name="T6">String firstValue = searchSpace.pop();</text:span></text:p>
      <text:p text:style-name="P20"><text:s text:c="8"/><text:span text:style-name="T5">if </text:span><text:span text:style-name="T6">(firstValue.equals(value)) {</text:span></text:p>
      <text:p text:style-name="P20"><text:s text:c="12"/><text:span text:style-name="T5">return </text:span><text:span text:style-name="T12">1 </text:span><text:span text:style-name="T6">+ </text:span><text:span text:style-name="T7">searchStack</text:span><text:span text:style-name="T6">(value, searchSpace);</text:span></text:p>
      <text:p text:style-name="P20"><text:s text:c="8"/><text:span text:style-name="T6">} </text:span><text:span text:style-name="T5">else </text:span><text:span text:style-name="T6">{</text:span></text:p>
      <text:p text:style-name="P20"><text:s text:c="12"/><text:span text:style-name="T5">return </text:span><text:span text:style-name="T7">searchStack</text:span><text:span text:style-name="T6">(value, searchSpace);</text:span></text:p>
      <text:p text:style-name="P20"><text:s text:c="8"/><text:span text:style-name="T6">}</text:span></text:p>
      <text:p text:style-name="P20"><text:s text:c="4"/><text:span text:style-name="T6">}</text:span></text:p>
      <text:p text:style-name="P21"/>
      <text:p text:style-name="P21"/>
      <text:p text:style-name="P20"><text:s text:c="4"/><text:span text:style-name="T5">public static int </text:span><text:span text:style-name="T6">countNonValues(String value, Stack&lt;String&gt; searchSpace) {</text:span></text:p>
      <text:p text:style-name="P20"><text:s text:c="8"/><text:span text:style-name="T5">int </text:span><text:span text:style-name="T6">count = searchSpace.size();</text:span></text:p>
      <text:p text:style-name="P20"><text:s text:c="8"/><text:span text:style-name="T5">while </text:span><text:span text:style-name="T6">(searchSpace.size() &gt; </text:span><text:span text:style-name="T12">0</text:span><text:span text:style-name="T6">){</text:span></text:p>
      <text:p text:style-name="P20"><text:s text:c="12"/><text:span text:style-name="T5">if </text:span><text:span text:style-name="T6">(searchSpace.peek().equals(value)){</text:span></text:p>
      <text:p text:style-name="P20"><text:s text:c="16"/><text:span text:style-name="T6">count--;</text:span></text:p>
      <text:p text:style-name="P20"><text:s text:c="12"/><text:span text:style-name="T6">}</text:span></text:p>
      <text:p text:style-name="P20"><text:s text:c="12"/><text:span text:style-name="T6">searchSpace.pop();</text:span></text:p>
      <text:p text:style-name="P20"><text:s text:c="8"/><text:span text:style-name="T6">}</text:span></text:p>
      <text:p text:style-name="P20"><text:s text:c="8"/><text:span text:style-name="T5">return </text:span><text:span text:style-name="T6">count;</text:span></text:p>
      <text:p text:style-name="P20"><text:s text:c="4"/><text:span text:style-name="T6">}</text:span></text:p>
      <text:p text:style-name="P21"/>
      <text:p text:style-name="P21"/>
      <text:p text:style-name="P20"><text:s text:c="4"/><text:span text:style-name="T5">public static </text:span><text:span text:style-name="T6">Stack&lt;String&gt; buildStack(){</text:span></text:p>
      <text:p text:style-name="P20"><text:s text:c="8"/><text:span text:style-name="T6">Stack&lt;String&gt; input = </text:span><text:span text:style-name="T5">new </text:span><text:span text:style-name="T6">Stack&lt;&gt;();</text:span></text:p>
      <text:p text:style-name="P20"><text:s text:c="8"/><text:span text:style-name="T5">for </text:span><text:span text:style-name="T6">(</text:span><text:span text:style-name="T5">int </text:span><text:span text:style-name="T6">index = </text:span><text:span text:style-name="T12">0</text:span><text:span text:style-name="T6">; index &lt; </text:span><text:span text:style-name="T12">10</text:span><text:span text:style-name="T6">; index++) {</text:span></text:p>
      <text:p text:style-name="P20"><text:s text:c="12"/><text:span text:style-name="T6">input.add(</text:span><text:span text:style-name="T14">"a"</text:span><text:span text:style-name="T6">);</text:span></text:p>
      <text:p text:style-name="P20"><text:s text:c="8"/><text:span text:style-name="T6">}</text:span></text:p>
      <text:p text:style-name="P20"><text:s text:c="8"/><text:span text:style-name="T5">for </text:span><text:span text:style-name="T6">(</text:span><text:span text:style-name="T5">int </text:span><text:span text:style-name="T6">index = </text:span><text:span text:style-name="T12">0</text:span><text:span text:style-name="T6">; index &lt; </text:span><text:span text:style-name="T12">5</text:span><text:span text:style-name="T6">; index++) {</text:span></text:p>
      <text:p text:style-name="P20"><text:s text:c="12"/><text:span text:style-name="T6">input.add(</text:span><text:span text:style-name="T14">"b"</text:span><text:span text:style-name="T6">);</text:span></text:p>
      <text:p text:style-name="P20"><text:s text:c="8"/><text:span text:style-name="T6">}</text:span></text:p>
      <text:p text:style-name="P20"><text:s text:c="8"/><text:span text:style-name="T5">for </text:span><text:span text:style-name="T6">(</text:span><text:span text:style-name="T5">int </text:span><text:span text:style-name="T6">index = </text:span><text:span text:style-name="T12">0</text:span><text:span text:style-name="T6">; index &lt; </text:span><text:span text:style-name="T12">0</text:span><text:span text:style-name="T6">; index++) {</text:span></text:p>
      <text:p text:style-name="P20"><text:s text:c="12"/><text:span text:style-name="T6">input.add(</text:span><text:span text:style-name="T14">"c"</text:span><text:span text:style-name="T6">);</text:span></text:p>
      <text:p text:style-name="P20"><text:s text:c="8"/><text:span text:style-name="T6">}</text:span></text:p>
      <text:p text:style-name="P20"><text:s text:c="8"/><text:span text:style-name="T5">return </text:span><text:span text:style-name="T6">input;</text:span></text:p>
      <text:p text:style-name="P20"><text:s text:c="4"/><text:span text:style-name="T6">}</text:span></text:p>
      <text:p text:style-name="P26">}</text:p>
      <text:p text:style-name="P2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idterm</text:p>
      <text:p text:style-name="P2">12/10/2016</text:p>
      <text:p text:style-name="P2">Student Name:</text:p>
      <text:p text:style-name="P2">Student Id:</text:p>
      <text:p text:style-name="P2"/>
      <text:p text:style-name="P2"/>
      <text:p text:style-name="P2"/>
      <text:p text:style-name="P1"/>
      <text:p text:style-name="P1"/>
      <text:p text:style-name="P1">Question 1: What is the output of ConstructorChallenge.question1()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uestion 2: What is the output of ConstructorChallenge.question<text:span text:style-name="T19">2</text:span>()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stion <text:span text:style-name="T19">3</text:span>: What is the output of ConstructorChallenge.question<text:span text:style-name="T19">3</text:span>()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stion <text:span text:style-name="T19">4</text:span>: What is the output of ConstructorChallenge.question<text:span text:style-name="T19">4</text:span>()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text:soft-page-break/>Question 5: How do you determine which constructor will be run <text:span text:style-name="T20">when instantiating ConstructorChallenge</text:span>?</text:p>
      <text:p text:style-name="P4"/>
      <text:p text:style-name="P4"/>
      <text:p text:style-name="P4"/>
      <text:p text:style-name="P6">Question 6: </text:p>
      <text:p text:style-name="P6">Write a function named <text:span text:style-name="T1">isEven</text:span>. <text:bookmark-start text:name="__DdeLink__7_1547183288"/><text:span text:style-name="T1">IsEven</text:span><text:span text:style-name="T21"> has one parameter, a stack of integers. </text:span><text:span text:style-name="T1">IsEven</text:span><text:span text:style-name="T21"> returns a boolean value, true if the first item divided 2 equals 0, and false otherwise. <text:s/></text:span><text:span text:style-name="T1">IsEven </text:span><text:span text:style-name="T21">should not modify the passed in parameter.</text:span><text:bookmark-end text:name="__DdeLink__7_1547183288"/></text:p>
      <text:p text:style-name="P28"/>
      <text:p text:style-name="P5"/>
      <text:p text:style-name="P4"/>
      <text:p text:style-name="P6">Question 7:</text:p>
      <text:p text:style-name="P6">Write a function named <text:span text:style-name="T1">isEven2</text:span><text:span text:style-name="T21">. </text:span><text:span text:style-name="T1">IsEven2</text:span><text:span text:style-name="T21"> has one parameter, a stack of integers. </text:span><text:span text:style-name="T1">IsEven2</text:span><text:span text:style-name="T21"> returns a boolean value, true if the first item modulus 2 equals 0, and false otherwise. <text:s/></text:span><text:span text:style-name="T1">IsEven2 </text:span><text:span text:style-name="T21">should remove the first item from the passed in parameter.</text:span></text:p>
      <text:p text:style-name="P28"/>
      <text:p text:style-name="P28"/>
      <text:p text:style-name="P28"/>
      <text:p text:style-name="P29">Question 8:</text:p>
      <text:p text:style-name="P29">What is the return value of the following code:</text:p>
      <text:p text:style-name="P23"><text:span text:style-name="T21">Stacks.</text:span><text:span text:style-name="T13">searchStack</text:span><text:span text:style-name="T21">(</text:span><text:span text:style-name="T16">"a"</text:span><text:span text:style-name="T21">, </text:span><text:span text:style-name="T13">buildStack</text:span><text:span text:style-name="T21">());</text:span></text:p>
      <text:p text:style-name="P46"/>
      <text:p text:style-name="P46"/>
      <text:p text:style-name="P46"/>
      <text:p text:style-name="P46"/>
      <text:p text:style-name="P29">Question 9:</text:p>
      <text:p text:style-name="P29">What is the return value of the following code:</text:p>
      <text:p text:style-name="P23"><text:span text:style-name="T21">Stacks.</text:span><text:span text:style-name="T13">searchStack</text:span><text:span text:style-name="T21">(</text:span><text:span text:style-name="T16">"c"</text:span><text:span text:style-name="T21">, </text:span><text:span text:style-name="T13">buildStack</text:span><text:span text:style-name="T21">());</text:span></text:p>
      <text:p text:style-name="P46"/>
      <text:p text:style-name="P46"/>
      <text:p text:style-name="P46"/>
      <text:p text:style-name="P46"/>
      <text:p text:style-name="P29">Question 10:</text:p>
      <text:p text:style-name="P29">What is the return value of the following code:</text:p>
      <text:p text:style-name="P27"><text:span text:style-name="T17">Stacks.</text:span><text:span text:style-name="T18">countNonValues</text:span><text:span text:style-name="T17">(</text:span><text:span text:style-name="T15">"b"</text:span><text:span text:style-name="T17">, </text:span><text:span text:style-name="T18">buildStack</text:span><text:span text:style-name="T17">());</text:span></text:p>
      <text:p text:style-name="P28"/>
      <text:p text:style-name="P28"/>
      <text:p text:style-name="P28"/>
      <text:p text:style-name="P2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he printListMinusHead function is supposed to print all values in the list, then remove item at index 0 and return the modified list.</text:p>
      <text:p text:style-name="P9"/>
      <text:p text:style-name="P9"/>
      <text:p text:style-name="P25"><text:span text:style-name="T4">public </text:span><text:span text:style-name="T21">ArrayList&lt;String&gt; printListMinusHead(ArrayList&lt;String&gt; input){</text:span></text:p>
      <text:p text:style-name="P20"><text:s text:c="4"/><text:span text:style-name="T6">ArrayList&lt;String&gt; result = </text:span><text:span text:style-name="T5">new </text:span><text:span text:style-name="T6">ArrayList&lt;&gt;();</text:span></text:p>
      <text:p text:style-name="P20"><text:s text:c="4"/><text:span text:style-name="T5">int </text:span><text:span text:style-name="T6">index = </text:span><text:span text:style-name="T12">0</text:span><text:span text:style-name="T6">;</text:span></text:p>
      <text:p text:style-name="P20"><text:s text:c="4"/><text:span text:style-name="T5">while </text:span><text:span text:style-name="T6">(!input.isEmpty()){</text:span></text:p>
      <text:p text:style-name="P20"><text:s text:c="8"/><text:span text:style-name="T6">System.</text:span><text:span text:style-name="T11">out</text:span><text:span text:style-name="T6">.println(input.get(index));</text:span></text:p>
      <text:p text:style-name="P20"><text:s text:c="8"/><text:span text:style-name="T6">index++;</text:span></text:p>
      <text:p text:style-name="P20"><text:s text:c="4"/><text:span text:style-name="T6">}</text:span></text:p>
      <text:p text:style-name="P20"><text:s text:c="4"/><text:span text:style-name="T5">return </text:span><text:span text:style-name="T6">result;</text:span></text:p>
      <text:p text:style-name="P26">}</text:p>
      <text:p text:style-name="P9">Question 11:</text:p>
      <text:p text:style-name="P9">Write a function that will test whether or not printListMinusHead returns the correct value. Since this is a test function, it must use asserts to check whether or not the value is correc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0"><text:soft-page-break/></text:p>
      <text:p text:style-name="P12">Practical Test</text:p>
      <text:p text:style-name="P40"/>
      <text:p text:style-name="P13"><text:span text:style-name="T22">We will be building an app using a test server from an actual company. We will be using an interface from </text:span><text:span text:style-name="T25">Vine</text:span><text:span text:style-name="T22">:</text:span></text:p>
      <text:p text:style-name="P41"><text:s/><text:tab/>https://vine.co/api/timelines/users/918753190470619136 </text:p>
      <text:p text:style-name="P41"/>
      <text:p text:style-name="P14">Your assignment is to build an app with <text:span text:style-name="T28">a single</text:span> screen. </text:p>
      <text:p text:style-name="P14">The screen should <text:span text:style-name="T28">display</text:span> the list of <text:span text:style-name="T28">records</text:span> received from the above url. </text:p>
      <text:p text:style-name="P15">For each record display the following attributes:</text:p>
      <text:p text:style-name="P15"><text:tab/><text:span text:style-name="T1">liked </text:span></text:p>
      <text:p text:style-name="P42"><text:tab/>The username in the user object</text:p>
      <text:p text:style-name="P42"><text:tab/>The background of the view should be the value of profileBackground</text:p>
      <text:p text:style-name="P42"/>
      <text:p text:style-name="P16">The app should work in both portrait and landscape.</text:p>
      <text:p text:style-name="P10"><text:span text:style-name="T21">This portion of the test will be graded according to git commits. </text:span><text:span text:style-name="T23">Each commit must have the described message in bold. The commit must demonstrate the described feature.</text:span></text:p>
      <text:p text:style-name="P31"/>
      <text:p text:style-name="P11"><text:span text:style-name="T1">First </text:span><text:span text:style-name="T2">Step</text:span><text:span text:style-name="T21"> – </text:span><text:span text:style-name="T24">Your android app runs, displays nothing on the screen, and has at least one activity</text:span></text:p>
      <text:p text:style-name="P8">Second Step – <text:span text:style-name="T21">Your android app successfully downloads data from the url.</text:span></text:p>
      <text:p text:style-name="P8">Third Step <text:s/>- <text:s/><text:span text:style-name="T21">Your android app displays the data for at least one post on the screen</text:span></text:p>
      <text:p text:style-name="P8">Fourth Step – <text:span text:style-name="T21">Your android app displays the data for several posts on the screen</text:span></text:p>
      <text:p text:style-name="P8">Fifth Step – <text:span text:style-name="T21">Your android app displays the data for several posts on the screen, and the posts can be scrolled to see all of the content </text:span></text:p>
      <text:p text:style-name="P8"><text:span text:style-name="T21"/></text:p>
      <text:p text:style-name="P8"><text:span text:style-name="T21"/></text:p>
      <text:p text:style-name="P36"><text:span text:style-name="T21">You must also submit a text file in your repo</text:span><text:span text:style-name="T26">sitory</text:span><text:span text:style-name="T21"> </text:span><text:span text:style-name="T26">named</text:span><text:span text:style-name="T21"> README.md.</text:span></text:p>
      <text:p text:style-name="P36"><text:span text:style-name="T21">In this </text:span><text:span text:style-name="T26">file</text:span><text:span text:style-name="T21"> include the following:</text:span></text:p>
      <text:p text:style-name="P36"><text:span text:style-name="T21"/></text:p>
      <text:p text:style-name="P36"><text:span text:style-name="T21">Student Name</text:span></text:p>
      <text:p text:style-name="P36"><text:span text:style-name="T21">Student Id</text:span></text:p>
      <text:p text:style-name="P36"><text:span text:style-name="T21">Emulator version </text:span><text:span text:style-name="T27">or phone api tested on</text:span></text:p>
      <text:p text:style-name="P36"><text:span text:style-name="T21">An explanation of what you got stuck on if anything</text:span></text:p>
      <text:p text:style-name="P36"><text:span text:style-name="T21"/></text:p>
      <text:p text:style-name="P33"><text:s/></text:p>
      <text:p text:style-name="P33"/>
      <text:p text:style-name="P34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2:12:10.982173098</meta:creation-date>
    <dc:date>2016-12-08T23:59:36.712939282</dc:date>
    <meta:editing-duration>PT2H43M32S</meta:editing-duration>
    <meta:editing-cycles>9</meta:editing-cycles>
    <meta:generator>LibreOffice/5.1.4.2$Linux_X86_64 LibreOffice_project/10m0$Build-2</meta:generator>
    <meta:document-statistic meta:table-count="1" meta:image-count="0" meta:object-count="0" meta:page-count="7" meta:paragraph-count="171" meta:word-count="932" meta:character-count="6863" meta:non-whitespace-character-count="5515"/>
  </office:meta>
</office:document-meta>
</file>